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0e1" officeooo:paragraph-rsid="0016d0e1"/>
    </style:style>
    <style:style style:name="P2" style:family="paragraph" style:parent-style-name="Standard">
      <style:text-properties officeooo:rsid="0016d0e1" officeooo:paragraph-rsid="00187a28"/>
    </style:style>
    <style:style style:name="P3" style:family="paragraph" style:parent-style-name="Standard">
      <style:text-properties officeooo:rsid="0018ea02" officeooo:paragraph-rsid="0018ea02"/>
    </style:style>
    <style:style style:name="P4" style:family="paragraph" style:parent-style-name="Standard">
      <style:text-properties officeooo:rsid="001e4617" officeooo:paragraph-rsid="001e4617"/>
    </style:style>
    <style:style style:name="P5" style:family="paragraph" style:parent-style-name="Standard">
      <style:text-properties officeooo:rsid="0019060b" officeooo:paragraph-rsid="0019060b"/>
    </style:style>
    <style:style style:name="P6" style:family="paragraph" style:parent-style-name="Standard">
      <style:text-properties officeooo:rsid="0018ea02" officeooo:paragraph-rsid="0019060b"/>
    </style:style>
    <style:style style:name="P7" style:family="paragraph" style:parent-style-name="Standard">
      <style:text-properties officeooo:rsid="001eabfd" officeooo:paragraph-rsid="001eabfd"/>
    </style:style>
    <style:style style:name="P8" style:family="paragraph" style:parent-style-name="Standard">
      <style:text-properties officeooo:rsid="002038ca" officeooo:paragraph-rsid="002038ca"/>
    </style:style>
    <style:style style:name="T1" style:family="text">
      <style:text-properties officeooo:rsid="00187a28"/>
    </style:style>
    <style:style style:name="T2" style:family="text">
      <style:text-properties officeooo:rsid="0018ea02"/>
    </style:style>
    <style:style style:name="T3" style:family="text">
      <style:text-properties officeooo:rsid="0019060b"/>
    </style:style>
    <style:style style:name="T4" style:family="text">
      <style:text-properties officeooo:rsid="001f94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SE<text:tab/>Extended<text:tab/><text:tab/>168<text:tab/><text:tab/><text:tab/><text:tab/><text:tab/><text:tab/><text:span text:style-name="T1">328</text:span></text:p>
      <text:p text:style-name="P1">1111<text:tab/><text:tab/><text:tab/><text:tab/>Not used<text:tab/><text:tab/><text:tab/><text:tab/><text:tab/><text:span text:style-name="T1">1111</text:span></text:p>
      <text:p text:style-name="P1">1<text:tab/><text:tab/><text:tab/><text:tab/>Not used<text:tab/><text:tab/><text:tab/><text:tab/><text:tab/><text:span text:style-name="T1">1</text:span></text:p>
      <text:p text:style-name="P1">1<text:tab/><text:tab/><text:tab/><text:tab/>Boot size SZ1 (smallest)<text:tab/><text:tab/><text:tab/><text:span text:style-name="T1">1</text:span><text:tab/><text:span text:style-name="T1">BOD2</text:span></text:p>
      <text:p text:style-name="P1">1<text:tab/><text:tab/><text:tab/><text:tab/>Boot size SZ0<text:tab/><text:tab/><text:tab/><text:tab/><text:tab/><text:span text:style-name="T1">0</text:span><text:tab/><text:span text:style-name="T1">BOD1</text:span></text:p>
      <text:p text:style-name="P1">1<text:tab/><text:tab/><text:tab/><text:tab/>Reset vector<text:tab/><text:tab/><text:tab/><text:tab/><text:tab/><text:span text:style-name="T1">1</text:span><text:tab/><text:span text:style-name="T1">BOD0</text:span></text:p>
      <text:p text:style-name="P1"/>
      <text:p text:style-name="P1">Fuse high</text:p>
      <text:p text:style-name="P1">1<text:tab/><text:tab/><text:tab/><text:tab/>Ext Reset<text:tab/><text:tab/><text:tab/><text:tab/><text:tab/><text:span text:style-name="T2">1</text:span></text:p>
      <text:p text:style-name="P1">1<text:tab/><text:tab/><text:tab/><text:tab/>Debug<text:tab/><text:tab/><text:tab/><text:tab/><text:tab/><text:tab/><text:span text:style-name="T2">1</text:span></text:p>
      <text:p text:style-name="P1">0<text:tab/><text:tab/><text:tab/><text:tab/>Serial prog<text:tab/><text:tab/><text:tab/><text:tab/><text:tab/><text:span text:style-name="T2">0</text:span></text:p>
      <text:p text:style-name="P1">1<text:tab/><text:tab/><text:tab/><text:tab/>Watch dog<text:tab/><text:tab/><text:tab/><text:tab/><text:tab/><text:span text:style-name="T2">1</text:span></text:p>
      <text:p text:style-name="P1">0<text:tab/><text:tab/><text:tab/><text:tab/>EEPROM<text:tab/><text:tab/><text:tab/><text:tab/><text:tab/><text:span text:style-name="T2">0</text:span></text:p>
      <text:p text:style-name="P1">1<text:tab/><text:tab/><text:tab/><text:tab/>BodLeveL2<text:tab/><text:tab/><text:tab/><text:tab/><text:tab/><text:span text:style-name="T2">1</text:span><text:tab/><text:span text:style-name="T2">SZ1</text:span></text:p>
      <text:p text:style-name="P1">0<text:tab/><text:tab/><text:tab/><text:tab/>BodLeveL1<text:tab/><text:span text:style-name="T1">2.7V<text:tab/><text:tab/><text:tab/><text:tab/></text:span><text:span text:style-name="T2">1</text:span><text:span text:style-name="T1"><text:tab/></text:span><text:span text:style-name="T2">SZ0</text:span></text:p>
      <text:p text:style-name="P1">1<text:tab/><text:tab/><text:tab/><text:tab/>BodLeveL0<text:tab/><text:tab/><text:tab/><text:tab/><text:tab/><text:span text:style-name="T2">1</text:span><text:tab/><text:span text:style-name="T2">Reset Vector</text:span></text:p>
      <text:p text:style-name="P1"/>
      <text:p text:style-name="P1">Fuse<text:tab/><text:tab/><text:tab/><text:tab/><text:span text:style-name="T1">168 and 328</text:span><text:tab/></text:p>
      <text:p text:style-name="P1">1<text:tab/><text:tab/><text:tab/><text:tab/><text:span text:style-name="T1">Clock Divide</text:span></text:p>
      <text:p text:style-name="P1">1<text:tab/><text:tab/><text:tab/><text:tab/><text:span text:style-name="T1">Clock output</text:span></text:p>
      <text:p text:style-name="P1">0<text:tab/><text:tab/><text:tab/><text:tab/><text:span text:style-name="T1">SUT1<text:tab/><text:tab/>BOD enabled 14CK</text:span></text:p>
      <text:p text:style-name="P1">0<text:tab/><text:tab/><text:tab/><text:tab/><text:span text:style-name="T1">SUT0</text:span></text:p>
      <text:p text:style-name="P1">0<text:tab/><text:tab/><text:tab/><text:tab/><text:span text:style-name="T1">CKSEL3<text:tab/>Default 8MHz RC internal<text:tab/><text:tab/><text:tab/></text:span></text:p>
      <text:p text:style-name="P2">0<text:tab/><text:tab/><text:tab/><text:tab/><text:span text:style-name="T1">CKSEL2</text:span></text:p>
      <text:p text:style-name="P2">1<text:tab/><text:tab/><text:tab/><text:tab/><text:span text:style-name="T1">CKSEL1</text:span></text:p>
      <text:p text:style-name="P2">0<text:tab/><text:tab/><text:tab/><text:tab/><text:span text:style-name="T1">CKSEL0</text:span></text:p>
      <text:p text:style-name="P2"/>
      <text:p text:style-name="P2"/>
      <text:p text:style-name="P3">Fuses <text:tab/><text:tab/><text:tab/><text:tab/>Extended<text:tab/>High<text:tab/><text:tab/>Low</text:p>
      <text:p text:style-name="P3">For Atmega 168<text:tab/><text:tab/>0xFF<text:tab/><text:tab/>D5<text:tab/><text:tab/>C2</text:p>
      <text:p text:style-name="P3">For Atmega 328<text:tab/><text:tab/>0xFD<text:tab/><text:tab/>D7<text:tab/><text:tab/>C2</text:p>
      <text:p text:style-name="P4">Memory Lock<text:tab/><text:tab/><text:tab/>No memory protection needed set to 0xFF</text:p>
      <text:p text:style-name="P3"/>
      <text:p text:style-name="P3"/>
      <text:p text:style-name="P5">Valuers used in “UNO as AVR programmer”</text:p>
      <text:p text:style-name="P5"><text:tab/>168</text:p>
      <text:p text:style-name="P6"><text:tab/>Fuse_Ex = 0xFF;<text:tab/><text:tab/><text:span text:style-name="T3">Same</text:span></text:p>
      <text:p text:style-name="P6"><text:tab/>Fuse_H = 0xD7;<text:tab/><text:tab/><text:span text:style-name="T3">Different BOD</text:span></text:p>
      <text:p text:style-name="P6"><text:tab/>Fuse_L = 0xE2;<text:tab/><text:tab/><text:span text:style-name="T3">Different </text:span></text:p>
      <text:p text:style-name="P6"><text:tab/>Lock = 0xFF;<text:tab/><text:tab/><text:tab/><text:span text:style-name="T3">Different SUT</text:span></text:p>
      <text:p text:style-name="P3"/>
      <text:p text:style-name="P6"><text:tab/><text:span text:style-name="T3">328</text:span></text:p>
      <text:p text:style-name="P6"><text:tab/>Fuse_Ex = 0xFF;<text:tab/><text:tab/><text:span text:style-name="T3">Different BOD</text:span></text:p>
      <text:p text:style-name="P3"><text:tab/>Fuse_H = 0xD7;<text:tab/><text:tab/><text:span text:style-name="T3">Same</text:span></text:p>
      <text:p text:style-name="P3"><text:tab/>Fuse_L = 0xE2;<text:tab/><text:tab/><text:span text:style-name="T3">Different SUT</text:span></text:p>
      <text:p text:style-name="P3"><text:tab/>Lock = 0xFF;<text:tab/><text:tab/><text:tab/><text:span text:style-name="T3">No LOCK</text:span></text:p>
      <text:p text:style-name="P5">Note 168 and 328 fuses originally chosen top be the same.</text:p>
      <text:p text:style-name="P3"/>
      <text:p text:style-name="P3"><text:tab/></text:p>
      <text:p text:style-name="P3"/>
      <text:p text:style-name="P7">Migration of mini-OS and pcb_bootloader from Atmega 168 to 328 user device</text:p>
      <text:p text:style-name="P7"/>
      <text:p text:style-name="P7"><text:soft-page-break/>bootloader_header file:<text:tab/><text:tab/>No changers<text:tab/>(Target detect only detects Atmega devices)</text:p>
      <text:p text:style-name="P7">Bootloader_main_with_OS_reset.c</text:p>
      <text:p text:style-name="P7"><text:tab/>PageSZ, Pamask, FlashSZ updated for Atmega 328 target</text:p>
      <text:p text:style-name="P7"><text:tab/><text:span text:style-name="T4">Text<text:tab/>“Send file (Atmega328)”</text:span></text:p>
      <text:p text:style-name="P7"><text:tab/><text:span text:style-name="T4">Fuse bytes updated</text:span></text:p>
      <text:p text:style-name="P7"/>
      <text:p text:style-name="P8">Bootloader_SW and HW subs no changes needed</text:p>
      <text:p text:style-name="P8"/>
      <text:p text:style-name="P8">pcb_bootloader_CA and CC<text:tab/><text:tab/>Introductory text only needed changing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5:45:51.667591300</meta:creation-date>
    <dc:date>2025-12-13T17:55:51.985155000</dc:date>
    <meta:editing-duration>PT1H5M24S</meta:editing-duration>
    <meta:editing-cycles>6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49" meta:word-count="228" meta:character-count="1367" meta:non-whitespace-character-count="1020"/>
  </office:meta>
</office:document-meta>
</file>